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Roboto Mono" svg:font-family="'Roboto Mono'"/>
    <style:font-face style:name="Source Code Pro" svg:font-family="'Source Code Pro'"/>
    <style:font-face style:name="Consolas" svg:font-family="Consolas" style:font-pitch="fixed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a622" officeooo:paragraph-rsid="001ea622"/>
    </style:style>
    <style:style style:name="P2" style:family="paragraph" style:parent-style-name="Standard">
      <style:text-properties style:font-name="Monospace" fo:font-size="10pt" officeooo:rsid="00205f43" officeooo:paragraph-rsid="00205f43" style:font-size-asian="10pt" style:font-size-complex="10pt"/>
    </style:style>
    <style:style style:name="P3" style:family="paragraph" style:parent-style-name="Standard">
      <style:text-properties style:font-name="Monospace" fo:font-size="9pt" officeooo:rsid="00205f43" officeooo:paragraph-rsid="00205f43" style:font-size-asian="9pt" style:font-size-complex="9pt"/>
    </style:style>
    <style:style style:name="P4" style:family="paragraph" style:parent-style-name="Text_20_body">
      <style:paragraph-properties fo:line-height="100%"/>
      <style:text-properties style:font-name="Consolas" fo:font-size="9pt" officeooo:rsid="0020dc48" officeooo:paragraph-rsid="0020dc48" style:font-size-asian="9pt" style:font-size-complex="9pt"/>
    </style:style>
    <style:style style:name="P5" style:family="paragraph" style:parent-style-name="Text_20_body">
      <style:paragraph-properties fo:line-height="100%"/>
      <style:text-properties style:font-name="Consolas" fo:font-size="9pt" officeooo:rsid="0020dc48" officeooo:paragraph-rsid="00214c7a" style:font-size-asian="9pt" style:font-size-complex="9pt"/>
    </style:style>
    <style:style style:name="P6" style:family="paragraph" style:parent-style-name="Text_20_body">
      <style:paragraph-properties fo:line-height="100%"/>
      <style:text-properties style:font-name="Consolas" officeooo:rsid="0020dc48" officeooo:paragraph-rsid="0020dc48"/>
    </style:style>
    <style:style style:name="P7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00%" fo:text-indent="0.5in" style:auto-text-indent="false" style:page-number="auto" fo:background-color="transparent"/>
      <style:text-properties style:font-name="Consolas" fo:font-size="9pt" officeooo:rsid="0020dc48" officeooo:paragraph-rsid="00214c7a" style:font-size-asian="9pt" style:font-size-complex="9pt"/>
    </style:style>
    <style:style style:name="P8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00%" fo:text-indent="0.5in" style:auto-text-indent="false" fo:background-color="transparent"/>
      <style:text-properties style:font-name="Consolas" fo:font-size="9pt" officeooo:rsid="0020dc48" officeooo:paragraph-rsid="0020dc48" style:font-size-asian="9pt" style:font-size-complex="9pt"/>
    </style:style>
    <style:style style:name="P9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00%" fo:text-indent="0.5in" style:auto-text-indent="false" fo:background-color="transparent"/>
      <style:text-properties style:font-name="Consolas" fo:font-size="9pt" officeooo:rsid="0020dc48" officeooo:paragraph-rsid="00214c7a" style:font-size-asian="9pt" style:font-size-complex="9pt"/>
    </style:style>
    <style:style style:name="P10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00%" fo:text-indent="0.5in" style:auto-text-indent="false" style:page-number="auto" fo:background-color="transparent"/>
      <style:text-properties style:font-name="Consolas" fo:font-size="9pt" officeooo:rsid="0020dc48" officeooo:paragraph-rsid="00214c7a" style:font-size-asian="9pt" style:font-size-complex="9pt"/>
    </style:style>
    <style:style style:name="T1" style:family="text">
      <style:text-properties fo:font-size="9pt" style:font-size-asian="9pt" style:font-size-complex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Nhật ký nghiên cứu</text:p>
      <text:p text:style-name="P1"/>
      <text:h text:style-name="Heading_20_1" text:outline-level="1">Phần cứng</text:h>
      <text:p text:style-name="P4">[26/06/2016 11:39:26][97b9ccc] Initial commit</text:p>
      <text:p text:style-name="P4">[27/06/2016 09:40:46][48da3f5] Initial wifi implementation (ESP8266)</text:p>
      <text:p text:style-name="P4">[30/06/2016 18:23:09][047c07a] Implement config struct</text:p>
      <text:p text:style-name="P4">[30/06/2016 22:06:26][3507baa] Fix indent</text:p>
      <text:p text:style-name="P4">[06/07/2016 18:28:40][b0ad3b9] Print wifi status to LCD</text:p>
      <text:p text:style-name="P5">[08/07/2016 21:39:21][b503c4f]</text:p>
      <text:p text:style-name="P7">I've modified so much I don't even remember what I did:</text:p>
      <text:p text:style-name="P8">- Break .ino files into multiple .h and .cpp in appropriate folders</text:p>
      <text:p text:style-name="P8">- Initial commit for the web based config</text:p>
      <text:p text:style-name="P8">- Improve wifi stability (force restart when encountering error/timeout)</text:p>
      <text:p text:style-name="P4">[18/07/2016 21:49:12][dd642af] Implement wifi server for configuration</text:p>
      <text:p text:style-name="P4">[19/07/2016 22:37:05][54796a2] Finalize wifi config</text:p>
      <text:p text:style-name="P4">[21/07/2016 15:13:23][68bd444] Fix bug that caused /save to crash the MCU</text:p>
      <text:p text:style-name="P5">[23/07/2016 22:19:39][6d65e98]</text:p>
      <text:p text:style-name="P7">Add dedicated stream for commands</text:p>
      <text:p text:style-name="P9">Small modifications to the config page</text:p>
      <text:p text:style-name="P9">Implement error handling in server listener</text:p>
      <text:p text:style-name="P4">[28/07/2016 19:25:07][66caef0] Add password to softAP; break led.ino into led.cpp and led.h</text:p>
      <text:p text:style-name="P4">[29/07/2016 12:57:05][99cf28e] Implement watchdog and restart in config page</text:p>
      <text:p text:style-name="P4">[29/07/2016 17:50:51][5e580f2] Change cipsendex size to 256, add 2s delay for DHT init</text:p>
      <text:p text:style-name="P4">[29/07/2016 18:09:01][f9005af] Move some const strings into pgmspace</text:p>
      <text:p text:style-name="P4">[05/08/2016 21:04:10][60f1b6c] Add new option: sleepTime</text:p>
      <text:p text:style-name="P6"><text:span text:style-name="T1">[05/08/2016 21:05:42][322ae1f] Add new option: sleepTime</text:span></text:p>
      <text:h text:style-name="Heading_20_1" text:outline-level="1">Phần mềm</text:h>
      <text:p text:style-name="P3">[13-04-2016 22:17:07][f8621f3]</text:p>
      <text:p text:style-name="P3"><text:s text:c="6"/>Initial commit</text:p>
      <text:p text:style-name="P3"/>
      <text:p text:style-name="P3">[14-04-2016 18:49:32][8ff3eee]</text:p>
      <text:p text:style-name="P3"><text:s text:c="6"/>Now with index page</text:p>
      <text:p text:style-name="P3"/>
      <text:p text:style-name="P3">[15-04-2016 16:00:47][efbcf0a]</text:p>
      <text:p text:style-name="P3"><text:s text:c="6"/>BROKEN</text:p>
      <text:p text:style-name="P3"/>
      <text:p text:style-name="P3">[15-04-2016 23:23:24][0268000]</text:p>
      <text:p text:style-name="P3"><text:s text:c="6"/>Now with graphs, still broken of course</text:p>
      <text:p text:style-name="P3"/>
      <text:p text:style-name="P3"><text:soft-page-break/>[17-05-2016 07:03:35][5c4f321]</text:p>
      <text:p text:style-name="P3"><text:s text:c="6"/>aaaaaaaaaaaaaaaaaaa</text:p>
      <text:p text:style-name="P3"/>
      <text:p text:style-name="P3">[17-05-2016 07:52:07][1e6d16d]</text:p>
      <text:p text:style-name="P3"><text:s text:c="6"/>xxxxxxxxxxxxxxxx</text:p>
      <text:p text:style-name="P3"/>
      <text:p text:style-name="P3">[17-05-2016 11:32:40][2581cfc]</text:p>
      <text:p text:style-name="P3"><text:s text:c="6"/>Now with partially broken client page</text:p>
      <text:p text:style-name="P3"/>
      <text:p text:style-name="P3">[17-05-2016 19:21:40][1ce5673]</text:p>
      <text:p text:style-name="P3"><text:s text:c="6"/>Now with proper client page</text:p>
      <text:p text:style-name="P3"/>
      <text:p text:style-name="P3">[19-05-2016 11:41:00][3659878]</text:p>
      <text:p text:style-name="P3"><text:s text:c="6"/>Add animation to markers</text:p>
      <text:p text:style-name="P3"/>
      <text:p text:style-name="P3">[19-05-2016 11:45:08][ee7a903]</text:p>
      <text:p text:style-name="P3"><text:s text:c="6"/>Push authentication system (incomplete, still initial)</text:p>
      <text:p text:style-name="P3"/>
      <text:p text:style-name="P3">[31-05-2016 21:32:33][616ff60]</text:p>
      <text:p text:style-name="P3"><text:s text:c="6"/>Login done</text:p>
      <text:p text:style-name="P3"/>
      <text:p text:style-name="P3">[01-06-2016 04:42:38][1b3bda3]</text:p>
      <text:p text:style-name="P3"><text:s text:c="6"/>Load user info into g.user before request</text:p>
      <text:p text:style-name="P3"/>
      <text:p text:style-name="P3">[01-06-2016 21:46:43][ae8b8d0]</text:p>
      <text:p text:style-name="P3"><text:s text:c="6"/>* Refactor templates to extend from base</text:p>
      <text:p text:style-name="P3"><text:tab/>* Redirect to / if user is already logged in and access /login and /register</text:p>
      <text:p text:style-name="P3"><text:tab/>* Implement /signout</text:p>
      <text:p text:style-name="P3"/>
      <text:p text:style-name="P3">[03-06-2016 20:39:16][d7e2566]</text:p>
      <text:p text:style-name="P3"><text:s text:c="6"/>Implement simple email system</text:p>
      <text:p text:style-name="P3"/>
      <text:p text:style-name="P3">[03-06-2016 21:39:23][53ad260]</text:p>
      <text:p text:style-name="P3"><text:s text:c="6"/>As flask populates flask.g in jinja, we no longer have to supply g.user to render_template</text:p>
      <text:p text:style-name="P3"/>
      <text:p text:style-name="P3">[03-06-2016 21:55:24][26e96f6]</text:p>
      <text:p text:style-name="P3"><text:s text:c="6"/>Implement basic password reset system (don't even have mail confirmation, but I don't really care)</text:p>
      <text:p text:style-name="P3"/>
      <text:p text:style-name="P3">[04-06-2016 13:45:59][79f162d]</text:p>
      <text:p text:style-name="P3"><text:s text:c="6"/>Implement mail confirmation when reseting password</text:p>
      <text:p text:style-name="P3"/>
      <text:p text:style-name="P3">[04-06-2016 14:10:36][49ed8cf]</text:p>
      <text:p text:style-name="P3"><text:s text:c="6"/>Fix link in confirmation mail (add http://)</text:p>
      <text:p text:style-name="P3"/>
      <text:p text:style-name="P3">[20-06-2016 12:23:32][aa7f937]</text:p>
      <text:p text:style-name="P3"><text:s text:c="6"/>Implement async, notification</text:p>
      <text:p text:style-name="P3"/>
      <text:p text:style-name="P3">[20-06-2016 14:06:17][fb59a76]</text:p>
      <text:p text:style-name="P3"><text:s text:c="6"/>Make username on navbar a dropdown</text:p>
      <text:p text:style-name="P3"/>
      <text:p text:style-name="P3">[21-06-2016 17:41:22][5aa8faa]</text:p>
      <text:p text:style-name="P3"><text:s text:c="6"/>Implement user settings</text:p>
      <text:p text:style-name="P3"/>
      <text:p text:style-name="P3">[21-06-2016 18:14:00][64792c3]</text:p>
      <text:p text:style-name="P3"><text:s text:c="6"/>Move some ajax calls to dedicated directory (used to be in api)</text:p>
      <text:p text:style-name="P3"/>
      <text:p text:style-name="P3">[21-06-2016 18:19:16][7e809cc]</text:p>
      <text:p text:style-name="P3"><text:s text:c="6"/>Make login page redirects to last visited page</text:p>
      <text:p text:style-name="P3"/>
      <text:p text:style-name="P3">[28-06-2016 18:48:13][f45127f]</text:p>
      <text:p text:style-name="P3"><text:s text:c="6"/>Too much changes to be described in one line:</text:p>
      <text:p text:style-name="P3"/>
      <text:p text:style-name="P3">- Move from SQLite to MariaDB</text:p>
      <text:p text:style-name="P3"><text:soft-page-break/>- Move from raw SQL query to Peewee (ORM)</text:p>
      <text:p text:style-name="P3">- Simplify the code tree by concatenating directories into one single file</text:p>
      <text:p text:style-name="P3"/>
      <text:p text:style-name="P3">[29-06-2016 10:02:15][cbc9417]</text:p>
      <text:p text:style-name="P3"><text:s text:c="6"/>Add requirements.txt</text:p>
      <text:p text:style-name="P3"/>
      <text:p text:style-name="P3">[29-06-2016 20:35:36][d64ad5e]</text:p>
      <text:p text:style-name="P3"><text:s text:c="6"/>#reference HEAD~1</text:p>
      <text:p text:style-name="P3"/>
      <text:p text:style-name="P3">[29-06-2016 20:42:45][8e5b012]</text:p>
      <text:p text:style-name="P3"><text:s text:c="6"/>Update requirements</text:p>
      <text:p text:style-name="P3"/>
      <text:p text:style-name="P3">[29-06-2016 20:44:40][58578ab]</text:p>
      <text:p text:style-name="P3"><text:s text:c="6"/>Merge branch 'peewee'</text:p>
      <text:p text:style-name="P3"/>
      <text:p text:style-name="P3">[30-06-2016 10:22:10][e8b0fc9]</text:p>
      <text:p text:style-name="P3"><text:s text:c="6"/>Add some exception handling</text:p>
      <text:p text:style-name="P3"/>
      <text:p text:style-name="P3">[30-06-2016 10:54:40][804365e]</text:p>
      <text:p text:style-name="P3"><text:s text:c="6"/>Implement apiKey</text:p>
      <text:p text:style-name="P3"/>
      <text:p text:style-name="P3">[30-06-2016 17:08:57][fd900c6]</text:p>
      <text:p text:style-name="P3"><text:s text:c="6"/>Limit apiKey to 20 characters</text:p>
      <text:p text:style-name="P3"/>
      <text:p text:style-name="P3">[30-06-2016 17:34:13][bc771e4]</text:p>
      <text:p text:style-name="P3"><text:s text:c="6"/>/add/client should randomly return client's uuid</text:p>
      <text:p text:style-name="P3"/>
      <text:p text:style-name="P3">[04-07-2016 15:52:27][69a0eb6]</text:p>
      <text:p text:style-name="P3"><text:s text:c="6"/>Implement client management + add a new client</text:p>
      <text:p text:style-name="P3"/>
      <text:p text:style-name="P3">[04-07-2016 16:31:18][707ef3b]</text:p>
      <text:p text:style-name="P3"><text:s text:c="6"/>Implement phone (for future SMS notification)</text:p>
      <text:p text:style-name="P3"/>
      <text:p text:style-name="P3">[04-07-2016 18:55:39][c63b2e2]</text:p>
      <text:p text:style-name="P3"><text:s text:c="6"/>Allow user to edit client info in client page.</text:p>
      <text:p text:style-name="P3"/>
      <text:p text:style-name="P3">[04-07-2016 19:05:55][41092c2]</text:p>
      <text:p text:style-name="P3"><text:s text:c="6"/>Fix graph not showing corrent date</text:p>
      <text:p text:style-name="P3"/>
      <text:p text:style-name="P3">[06-07-2016 17:59:49][0cade59]</text:p>
      <text:p text:style-name="P3"><text:s text:c="6"/>Cast timestamp to int</text:p>
      <text:p text:style-name="P3"/>
      <text:p text:style-name="P3">[07-07-2016 00:22:03][dcdd877]</text:p>
      <text:p text:style-name="P3"><text:s text:c="6"/>Add link to client</text:p>
      <text:p text:style-name="P3"/>
      <text:p text:style-name="P3">[08-07-2016 21:16:16][01ae2c0]</text:p>
      <text:p text:style-name="P3"><text:s text:c="6"/>Some cosmetic changes</text:p>
      <text:p text:style-name="P3"/>
      <text:p text:style-name="P3">[08-07-2016 21:21:44][071d396]</text:p>
      <text:p text:style-name="P3"><text:s text:c="6"/>Go away script kiddies</text:p>
      <text:p text:style-name="P3"/>
      <text:p text:style-name="P3">[08-07-2016 21:34:53][5a5f728]</text:p>
      <text:p text:style-name="P3"><text:s text:c="6"/>Oops, forgot to commit things</text:p>
      <text:p text:style-name="P3"/>
      <text:p text:style-name="P3">[12-07-2016 16:27:35][8d52937]</text:p>
      <text:p text:style-name="P3"><text:s text:c="6"/>Implement option time argument for API /add/event</text:p>
      <text:p text:style-name="P3"/>
      <text:p text:style-name="P3">[12-07-2016 16:28:23][5090e1f]</text:p>
      <text:p text:style-name="P3"><text:s text:c="6"/>Add helper functions</text:p>
      <text:p text:style-name="P3"/>
      <text:p text:style-name="P3">[12-07-2016 16:29:47][3263863]</text:p>
      <text:p text:style-name="P3"><text:s text:c="6"/>Switch to Highcharts and implement range selector (currently having bugs highcharts/highcharts#5478)</text:p>
      <text:p text:style-name="P3"/>
      <text:p text:style-name="P3"><text:soft-page-break/>[12-07-2016 16:30:11][6130def]</text:p>
      <text:p text:style-name="P3"><text:s text:c="6"/>Spam: adding time param.</text:p>
      <text:p text:style-name="P3"/>
      <text:p text:style-name="P3">[12-07-2016 16:47:37][dabce93]</text:p>
      <text:p text:style-name="P3"><text:s text:c="6"/>Only send notification when status changes (from pollutant to non-pollutant and vice versa)</text:p>
      <text:p text:style-name="P3"/>
      <text:p text:style-name="P3">[12-07-2016 16:50:04][6ff7f28]</text:p>
      <text:p text:style-name="P3"><text:s text:c="6"/>Oops, messed up</text:p>
      <text:p text:style-name="P3"/>
      <text:p text:style-name="P3">[12-07-2016 16:51:11][98f7920]</text:p>
      <text:p text:style-name="P3"><text:s text:c="6"/>Add highstock and codemirror</text:p>
      <text:p text:style-name="P3"/>
      <text:p text:style-name="P3">[13-07-2016 19:15:44][dda0633]</text:p>
      <text:p text:style-name="P3"><text:s text:c="6"/>Implement client deletion</text:p>
      <text:p text:style-name="P3"/>
      <text:p text:style-name="P3">[19-07-2016 18:02:39][5c16c65]</text:p>
      <text:p text:style-name="P3"><text:s text:c="6"/>Implement client export</text:p>
      <text:p text:style-name="P3"/>
      <text:p text:style-name="P3">[19-07-2016 20:09:14][4bff255]</text:p>
      <text:p text:style-name="P3"><text:s text:c="6"/>Random fixes</text:p>
      <text:p text:style-name="P3"/>
      <text:p text:style-name="P3">[19-07-2016 20:13:27][152796c]</text:p>
      <text:p text:style-name="P3"><text:s text:c="6"/>Even more random fixes</text:p>
      <text:p text:style-name="P3"/>
      <text:p text:style-name="P3">[19-07-2016 20:20:55][7bd3b1d]</text:p>
      <text:p text:style-name="P3"><text:s text:c="6"/>Threshold checking should be or, not and</text:p>
      <text:p text:style-name="P3"/>
      <text:p text:style-name="P3">[19-07-2016 20:24:15][fd98698]</text:p>
      <text:p text:style-name="P3"><text:s text:c="6"/>Fix notification message (copy and paste fault)</text:p>
      <text:p text:style-name="P3"/>
      <text:p text:style-name="P3">[19-07-2016 20:46:16][91ab655]</text:p>
      <text:p text:style-name="P3"><text:s text:c="6"/>Exception handling for mail</text:p>
      <text:p text:style-name="P3"/>
      <text:p text:style-name="P3">[24-07-2016 19:02:08][3671e73]</text:p>
      <text:p text:style-name="P3"><text:s text:c="6"/>Implement config; initial support for search and tags</text:p>
      <text:p text:style-name="P3"/>
      <text:p text:style-name="P3">[25-07-2016 20:53:52][c1cba69]</text:p>
      <text:p text:style-name="P3"><text:s text:c="6"/>user/clients: Add tags field to edit modal</text:p>
      <text:p text:style-name="P3"/>
      <text:p text:style-name="P3">[26-07-2016 17:59:45][f1be680]</text:p>
      <text:p text:style-name="P3"><text:s text:c="6"/>client/&lt;clientID&gt;: show tags</text:p>
      <text:p text:style-name="P3"/>
      <text:p text:style-name="P3">[26-07-2016 19:51:52][f181708]</text:p>
      <text:p text:style-name="P3"><text:s text:c="6"/>Add private checkbox</text:p>
      <text:p text:style-name="P3"/>
      <text:p text:style-name="P3">[27-07-2016 17:15:55][af4dbb3]</text:p>
      <text:p text:style-name="P3"><text:s text:c="6"/>Prevent private clients from showing in map page</text:p>
      <text:p text:style-name="P3"/>
      <text:p text:style-name="P3"/>
      <text:p text:style-name="P3">[27-07-2016 18:10:12][d5f4293]</text:p>
      <text:p text:style-name="P3"><text:s text:c="6"/>Use url_for to generate link in forgot email</text:p>
      <text:p text:style-name="P3"/>
      <text:p text:style-name="P3">[27-07-2016 18:23:39][0b2ced9]</text:p>
      <text:p text:style-name="P3"><text:s text:c="6"/>Test different way to redirect user to previous page after login</text:p>
      <text:p text:style-name="P3"/>
      <text:p text:style-name="P3">[30-07-2016 14:44:04][5e52c67]</text:p>
      <text:p text:style-name="P3"><text:s text:c="6"/>Implement tags autocomplete using typeahead.js</text:p>
      <text:p text:style-name="P3"/>
      <text:p text:style-name="P3">[01-08-2016 21:05:31][0cc4764]</text:p>
      <text:p text:style-name="P3"><text:s text:c="6"/>Too much changes to be described. tldr: implement search</text:p>
      <text:p text:style-name="P3"/>
      <text:p text:style-name="P3">[02-08-2016 15:33:27][d52efc9]</text:p>
      <text:p text:style-name="P3"><text:s text:c="6"/>Usable search page (client search only, no typeahead)</text:p>
      <text:p text:style-name="P3"/>
      <text:p text:style-name="P3"><text:soft-page-break/>[02-08-2016 21:28:54][fcb1197]</text:p>
      <text:p text:style-name="P3"><text:s text:c="6"/>Functional tags page (show clients tagged with the tag)</text:p>
      <text:p text:style-name="P3"/>
      <text:p text:style-name="P3">[03-08-2016 12:17:04][f67db24]</text:p>
      <text:p text:style-name="P3"><text:s text:c="6"/>Mostly bug squashing</text:p>
      <text:p text:style-name="P3"/>
      <text:p text:style-name="P3">[03-08-2016 16:49:15][301f645]</text:p>
      <text:p text:style-name="P3"><text:s text:c="6"/>Allow user to upload avatars</text:p>
      <text:p text:style-name="P3"/>
      <text:p text:style-name="P3">[03-08-2016 17:28:45][310c5b7]</text:p>
      <text:p text:style-name="P3"><text:s text:c="6"/>Also send notification via SMS using Amazon SNS</text:p>
      <text:p text:style-name="P3"/>
      <text:p text:style-name="P3">[03-08-2016 19:55:10][6099ba3]</text:p>
      <text:p text:style-name="P3"><text:s text:c="6"/>Finally fixed the freaking chart range</text:p>
      <text:p text:style-name="P3"/>
      <text:p text:style-name="P3">[03-08-2016 20:08:35][ca4fb58]</text:p>
      <text:p text:style-name="P3"><text:s text:c="6"/>Update requirements</text:p>
      <text:p text:style-name="P3"/>
      <text:p text:style-name="P3">[04-08-2016 02:00:55][06af062]</text:p>
      <text:p text:style-name="P3"><text:s text:c="6"/>Implement SMS verification</text:p>
      <text:p text:style-name="P3"/>
      <text:p text:style-name="P3">[04-08-2016 02:24:05][c0213cf]</text:p>
      <text:p text:style-name="P3"><text:s text:c="6"/>Now export function works</text:p>
      <text:p text:style-name="P3"/>
      <text:p text:style-name="P3">[05-08-2016 20:17:04][cc5ac0c]</text:p>
      <text:p text:style-name="P3"><text:s text:c="6"/>Bug squashing</text:p>
      <text:p text:style-name="P3"/>
      <text:p text:style-name="P3">[05-08-2016 20:33:16][44d918b]</text:p>
      <text:p text:style-name="P3"><text:s text:c="6"/>Oops, forgot to change socketio action name in client.js</text:p>
      <text:p text:style-name="P3"/>
      <text:p text:style-name="P3">[05-08-2016 20:59:05][92e419a]</text:p>
      <text:p text:style-name="P3"><text:s text:c="6"/>Fix joinRoom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Roboto Mono" svg:font-family="'Roboto Mono'"/>
    <style:font-face style:name="Source Code Pro" svg:font-family="'Source Code Pro'"/>
    <style:font-face style:name="Consolas" svg:font-family="Consolas" style:font-pitch="fixed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6693in" fo:margin-right="0.2118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 Kiet</meta:initial-creator>
    <meta:creation-date>2016-11-27T17:15:37.943220179</meta:creation-date>
    <dc:date>2016-11-27T18:15:23.547595790</dc:date>
    <dc:creator>Ho Kiet</dc:creator>
    <meta:editing-duration>PT18M53S</meta:editing-duration>
    <meta:editing-cycles>3</meta:editing-cycles>
    <meta:generator>LibreOffice/5.2.3.3$Linux_X86_64 LibreOffice_project/20m0$Build-3</meta:generator>
    <meta:document-statistic meta:table-count="0" meta:image-count="0" meta:object-count="0" meta:page-count="5" meta:paragraph-count="183" meta:word-count="783" meta:character-count="7003" meta:non-whitespace-character-count="5945"/>
  </office:meta>
</office:document-meta>
</file>